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5pt" fo:font-weight="bold" officeooo:rsid="0001d2e5" officeooo:paragraph-rsid="0001d2e5" style:font-size-asian="15pt" style:font-weight-asian="bold" style:font-size-complex="15pt" style:font-weight-complex="bold"/>
    </style:style>
    <style:style style:name="P2" style:family="paragraph" style:parent-style-name="Standard">
      <style:text-properties fo:language="es" fo:country="AR" officeooo:rsid="0001d2e5" officeooo:paragraph-rsid="0001d2e5"/>
    </style:style>
    <style:style style:name="P3" style:family="paragraph" style:parent-style-name="Standard">
      <style:text-properties fo:language="es" fo:country="AR" fo:font-weight="bold" officeooo:rsid="000377f2" officeooo:paragraph-rsid="000377f2" style:font-weight-asian="bold" style:font-weight-complex="bold"/>
    </style:style>
    <style:style style:name="P4" style:family="paragraph" style:parent-style-name="Standard">
      <style:paragraph-properties fo:break-before="page"/>
      <style:text-properties fo:language="es" fo:country="AR" officeooo:rsid="000377f2" officeooo:paragraph-rsid="000377f2"/>
    </style:style>
    <style:style style:name="P5" style:family="paragraph" style:parent-style-name="Standard">
      <style:text-properties fo:language="es" fo:country="AR" officeooo:rsid="000377f2" officeooo:paragraph-rsid="000377f2"/>
    </style:style>
    <style:style style:name="P6" style:family="paragraph" style:parent-style-name="Standard">
      <style:text-properties fo:font-size="14pt" fo:language="es" fo:country="AR" fo:font-weight="bold" officeooo:rsid="000377f2" officeooo:paragraph-rsid="000377f2" style:font-size-asian="14pt" style:font-weight-asian="bold" style:font-size-complex="14pt" style:font-weight-complex="bold"/>
    </style:style>
    <style:style style:name="P7" style:family="paragraph" style:parent-style-name="Standard">
      <style:text-properties fo:font-size="13pt" fo:language="es" fo:country="AR" fo:font-weight="bold" officeooo:rsid="0001d2e5" officeooo:paragraph-rsid="0001d2e5" style:font-size-asian="13pt" style:font-weight-asian="bold" style:font-size-complex="13pt" style:font-weight-complex="bold"/>
    </style:style>
    <style:style style:name="P8" style:family="paragraph" style:parent-style-name="Text_20_body">
      <style:text-properties fo:language="es" fo:country="AR" officeooo:rsid="0001d2e5" officeooo:paragraph-rsid="0001d2e5"/>
    </style:style>
    <style:style style:name="P9" style:family="paragraph" style:parent-style-name="Text_20_body">
      <style:text-properties fo:language="es" fo:country="AR" officeooo:rsid="0001d2e5" officeooo:paragraph-rsid="000377f2"/>
    </style:style>
    <style:style style:name="P10" style:family="paragraph" style:parent-style-name="Text_20_body" style:list-style-name="L2">
      <style:paragraph-properties fo:margin-left="0in" fo:margin-right="0in" fo:margin-top="0in" fo:margin-bottom="0in" style:contextual-spacing="false" fo:text-indent="0in" style:auto-text-indent="false" fo:padding="0.0193in" fo:border="0.06pt solid #e3e3e3"/>
      <style:text-properties fo:language="es" fo:country="AR"/>
    </style:style>
    <style:style style:name="P11" style:family="paragraph" style:parent-style-name="Text_20_body" style:list-style-name="L2">
      <style:paragraph-properties fo:margin-left="0in" fo:margin-right="0in" fo:text-indent="0in" style:auto-text-indent="false" fo:padding="0.0193in" fo:border="0.06pt solid #e3e3e3"/>
      <style:text-properties fo:language="es" fo:country="AR"/>
    </style:style>
    <style:style style:name="P12" style:family="paragraph" style:parent-style-name="Text_20_body">
      <style:paragraph-properties fo:text-align="center" style:justify-single-word="false" fo:break-before="page"/>
      <style:text-properties fo:font-size="14pt" fo:language="es" fo:country="AR" fo:font-weight="bold" officeooo:rsid="0001d2e5" officeooo:paragraph-rsid="000377f2"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0377f2" style:font-weight-asian="bold" style:font-weight-complex="bold"/>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377f2" style:font-size-asian="14pt" style:font-weight-asian="bold" style:font-size-complex="14pt"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13pt" style:font-size-asian="13pt" style:font-size-complex="13pt"/>
    </style:style>
    <style:style style:name="T8"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9" style:family="text">
      <style:text-properties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10" style:family="text">
      <style:text-properties fo:font-size="13pt" style:text-underline-style="none" fo:font-weight="bold" style:font-size-asian="13pt" style:font-weight-asian="bold" style:font-size-complex="13pt" style:font-weight-complex="bold"/>
    </style:style>
    <style:style style:name="T11" style:family="text">
      <style:text-properties fo:font-size="13pt" fo:font-weight="bold" style:font-size-asian="13pt" style:font-weight-asian="bold" style:font-size-complex="13pt" style:font-weight-complex="bold"/>
    </style:style>
    <style:style style:name="T12" style:family="text">
      <style:text-properties fo:font-size="13pt" fo:font-weight="bold" officeooo:rsid="000377f2" style:font-size-asian="13pt" style:font-weight-asian="bold" style:font-size-complex="13pt" style:font-weight-complex="bold"/>
    </style:style>
    <style:style style:name="T13" style:family="text">
      <style:text-properties officeooo:rsid="000377f2"/>
    </style:style>
    <style:style style:name="T14" style:family="text">
      <style:text-properties fo:font-size="12pt" fo:font-weight="bold" officeooo:rsid="000377f2" style:font-size-asian="12pt" style:font-weight-asian="bold" style:font-size-complex="12pt"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Integrantes</text:span><text:span text:style-name="T3">: </text:span>Franco Martínez, Franco Maldonado, Lorenzo Gamer</text:p>
      <text:p text:style-name="P2"/>
      <text:p text:style-name="P7">1. Objetivo del Trabajo:</text:p>
      <text:p text:style-name="P2">El objetivo del presente trabajo es el desarrollo de un proyecto/solución, que involucre: análisis de requerimientos, diseño de una solución basada en un modelo de datos propuesto, implementación del modelo de datos en un motor real, y elaboración de consultas avanzadas para la resolución de las necesidades de información planteadas.</text:p>
      <text:p text:style-name="P2"/>
      <text:p text:style-name="P7">2. Actividades a desarrollar:</text:p>
      <text:p text:style-name="P2">Para la elaboración exitosa del proyecto, deberá contemplar las siguientes actividades que involucran distintos temas desarrollados durante el cursado de la materia. A saber:</text:p>
      <text:p text:style-name="P2"/>
      <text:p text:style-name="P2"><text:span text:style-name="T8">Actividad 1: </text:span>Considere una situación hipotética de la vida real, que pueda resolverse mediante la utilización de un sistema de administración de bases de datos. Plantee los requerimientos funcionales, y analice las necesidades y alternativas de solución. </text:p>
      <text:p text:style-name="P2"/>
      <text:p text:style-name="P2"><text:span text:style-name="T8">Actividad 2: </text:span>Una vez determinada y planteada la solución, diseñe un modelo de datos que sirva de base para el sistema de información requerido. Utilice los sistemas, herramientas, y procesos estudiados para completar el diseño del modelo de datos con sus tablas, atributos, relaciones y restricciones. Presente dicho modelo en forma gráfica (Diagrama/Modelo Físico). </text:p>
      <text:p text:style-name="P2"/>
      <text:p text:style-name="P2"><text:span text:style-name="T8">Actividad 3: </text:span>Implemente las estructuras diseñadas sobre un motor real, utilizando tanto lenguaje SQL como las herramientas gráficas de administración disponibles. Aplique los conocimientos adquiridos en la cátedra para la administración de usuarios, permisos, y configuraciones del DBMS, en vistas de asegurar el correcto desempeño de la gestión de datos. </text:p>
      <text:p text:style-name="P2"/>
      <text:p text:style-name="P2"><text:span text:style-name="T9">Actividad 4:</text:span> Ingrese la cantidad y variedad de datos de prueba necesarios para mostrar el funcionamiento de la base de datos, y resolver las necesidades de información del proyecto. Para esta actividad debe utilizar tanto lenguaje SQL, como las herramientas gráficas disponibles para la inserción, modificación y borrado de elementos de datos. La base de datos debe ser poblada con datos coherentes, consistentes e íntegros. </text:p>
      <text:p text:style-name="P2"/>
      <text:p text:style-name="P2"><text:span text:style-name="T8">Actividad 5:</text:span><text:span text:style-name="T10"> </text:span>Plantee las necesidades de información del sistema y elabore consultas contemplando su presentación, segmentación, ordenamiento, y filtrado. Diseñe consultas avanzadas que involucren distintos tipos de JOIN, agrupaciones, subconsultas, utilización de funciones, entre otros. </text:p>
      <text:p text:style-name="P2"/>
      <text:p text:style-name="P2"><text:span text:style-name="T9">Actividad 6:</text:span><text:span text:style-name="T7"> </text:span>Diseñe una política de resguardo acorde con las necesidades de información del proyecto. Utilice para tal fin tanto las herramientas gráficas disponibles, como los comandos de consola para la generación de copias de seguridad y para la restauración de las mismas en caso de contingencia. </text:p>
      <text:p text:style-name="P2"/>
      <text:p text:style-name="P2"/>
      <text:p text:style-name="P2"/>
      <text:p text:style-name="P2"/>
      <text:p text:style-name="P2"/>
      <text:p text:style-name="P2"/>
      <text:p text:style-name="P2"/>
      <text:p text:style-name="P2"><text:soft-page-break/><text:span text:style-name="T11">3. Aprobación y Presentación del Proyecto:</text:span></text:p>
      <text:p text:style-name="P2">El Proyecto deberá ser revisado por los docentes de la cátedra durante el cursado, en los horarios de clases destinados para tal fin. Una vez terminado y validado, deberá ser presentado de acuerdo con las fechas estipuladas. La presentación en tiempo y forma y su aprobación, son condiciones esenciales para la obtención de la regularidad de la materia.</text:p>
      <text:p text:style-name="P2"><text:span text:style-name="T1"/></text:p>
      <text:p text:style-name="P2"><text:span text:style-name="T11">4. Presentación del Informe de Proyecto:</text:span></text:p>
      <text:p text:style-name="P2"><text:span text:style-name="T11"><text:s/></text:span>Una vez presentado y aprobado el proyecto, deberá confeccionar un documento (informe) en formato Word, con información y referencias a las actividades desarrolladas. La presentación del informe deberá realizarse subiendo el documento a la Cátedra Virtual. No se aceptarán presentaciones en papel, pendrive, email, u otras modalidades.</text:p>
      <text:p text:style-name="P2"><text:span text:style-name="T6"><text:s/>El informe es de carácter individual.</text:span></text:p>
      <text:p text:style-name="P2"><text:span text:style-name="T6"/></text:p>
      <text:p text:style-name="P8"/>
      <text:p text:style-name="P12"><text:span text:style-name="T13">Inicio del proyecto</text:span></text:p>
      <text:p text:style-name="P9"><text:span text:style-name="T12">Caso planteado: </text:span><text:span text:style-name="T13">Sistema de datos de la Universidad de Mendoza</text:span></text:p>
      <text:p text:style-name="P9"><text:span text:style-name="T5">Actividad 1</text:span><text:line-break/><text:span text:style-name="T11">Requisitos </text:span><text:span text:style-name="T12">para la creación de la base de datos</text:span><text:span text:style-name="T11">:</text:span></text:p>
      <text:list text:style-name="L2">
        <text:list-item>
          <text:p text:style-name="P10">Se deben registrar las <text:span text:style-name="T1">facultades</text:span> de la Universidad, incluyendo el <text:span text:style-name="T1">ID</text:span> de la facultad, <text:span text:style-name="T1">nombre</text:span>, <text:span text:style-name="T1">dirección</text:span> y <text:span text:style-name="T1">teléfono</text:span>.</text:p>
        </text:list-item>
        <text:list-item>
          <text:p text:style-name="P10">Se deben registrar todas las <text:span text:style-name="T1">carreras</text:span>, especificando a qué <text:span text:style-name="T1">facultad</text:span> pertenecen, junto con los siguientes atributos: ID, nombre y plan de estudios.</text:p>
        </text:list-item>
        <text:list-item>
          <text:p text:style-name="P10">Se deben registrar todas las materias, indicando a qué carrera pertenece cada una, junto con los siguientes atributos: ID, nombre, titular y carga horaria.</text:p>
        </text:list-item>
        <text:list-item>
          <text:p text:style-name="P10">Todos los usuarios del sistema deben tener un rol asignado (Profesor, Alumno, Administrativo) con los permisos correspondientes.</text:p>
        </text:list-item>
        <text:list-item>
          <text:p text:style-name="P10">Se deben registrar los siguientes datos de todas las personas: Facultad a la que pertenecen, nombre, apellido, dirección y teléfono.</text:p>
        </text:list-item>
        <text:list-item>
          <text:p text:style-name="P10">Todos los alumnos deben tener un legajo que los identifique y la carrera en la que están inscritos.</text:p>
        </text:list-item>
        <text:list-item>
          <text:p text:style-name="P10">Todos los administrativos deben contar con un ID administrativo que los identifique dentro del sistema.</text:p>
        </text:list-item>
        <text:list-item>
          <text:p text:style-name="P10">Todos los profesores deben tener un ID educativo que los identifique y la materia o materias a las que pertenecen.</text:p>
        </text:list-item>
        <text:list-item>
          <text:p text:style-name="P10">Un mismo usuario no debe tener más de un rol asignado.</text:p>
        </text:list-item>
        <text:list-item>
          <text:p text:style-name="P10">Se debe registrar el estado académico de cada alumno con los siguientes datos: Legajo, ID de la materia, nombre de la materia, nota final y estado de la materia (Regular/No regular o Aprobado).</text:p>
        </text:list-item>
        <text:list-item>
          <text:p text:style-name="P11">Cada materia debe tener una planilla que liste los siguientes atributos: ID de la planilla de la materia, ID de la planilla del alumno, notas parciales, notas de trabajos prácticos, nota final y asistencia.</text:p>
        </text:list-item>
      </text:list>
      <text:p text:style-name="P2"/>
      <text:p text:style-name="P4"/>
      <text:p text:style-name="P6">Requisitos agrupados por entidades para una base de datos:</text:p>
      <text:p text:style-name="P5"/>
      <text:p text:style-name="P3">Facultad:</text:p>
      <text:p text:style-name="P5">- facultad_ID</text:p>
      <text:p text:style-name="P5">- nombre</text:p>
      <text:p text:style-name="P5">- dirección</text:p>
      <text:p text:style-name="P5">- teléfono</text:p>
      <text:p text:style-name="P5"/>
      <text:p text:style-name="P3">Carrera:</text:p>
      <text:p text:style-name="P5">- carrera_ID</text:p>
      <text:p text:style-name="P5">- nombre</text:p>
      <text:p text:style-name="P5">- plan_de_estudio</text:p>
      <text:p text:style-name="P5">- facultad_ID (clave foránea a Facultad)</text:p>
      <text:p text:style-name="P5"/>
      <text:p text:style-name="P3">Materia:</text:p>
      <text:p text:style-name="P5">- materia_ID</text:p>
      <text:p text:style-name="P5">- nombre</text:p>
      <text:p text:style-name="P5">- titular</text:p>
      <text:p text:style-name="P5">- carga_horaria</text:p>
      <text:p text:style-name="P5">- carrera_ID (clave foránea a Carrera)</text:p>
      <text:p text:style-name="P5"/>
      <text:p text:style-name="P3">Persona:</text:p>
      <text:p text:style-name="P5">- persona_ID</text:p>
      <text:p text:style-name="P5">- facultad_ID (clave foránea a Facultad)</text:p>
      <text:p text:style-name="P5">- nombre</text:p>
      <text:p text:style-name="P5">- apellido</text:p>
      <text:p text:style-name="P5">- dirección</text:p>
      <text:p text:style-name="P5">- teléfono</text:p>
      <text:p text:style-name="P5"/>
      <text:p text:style-name="P3">Alumno:</text:p>
      <text:p text:style-name="P5">- alumno_ID (legajo)</text:p>
      <text:p text:style-name="P5">- carrera_ID (clave foránea a Carrera)</text:p>
      <text:p text:style-name="P5">- persona_ID (clave foránea a Persona)</text:p>
      <text:p text:style-name="P5"/>
      <text:p text:style-name="P3">Administrativo:</text:p>
      <text:p text:style-name="P5">- administrativo_ID</text:p>
      <text:p text:style-name="P5">- persona_ID (clave foránea a Persona)</text:p>
      <text:p text:style-name="P5"/>
      <text:p text:style-name="P3">Profesor:</text:p>
      <text:p text:style-name="P5">- profesor_ID</text:p>
      <text:p text:style-name="P5">- persona_ID (clave foránea a Persona)</text:p>
      <text:p text:style-name="P5">- materia_ID (clave foránea a Materia)</text:p>
      <text:p text:style-name="P5"/>
      <text:p text:style-name="P3">Usuario:</text:p>
      <text:p text:style-name="P5">- usuario_ID</text:p>
      <text:p text:style-name="P5">- rol (Profesor, Alumno, Administrativo)</text:p>
      <text:p text:style-name="P5">- persona_ID (clave foránea a Persona)</text:p>
      <text:p text:style-name="P5"/>
      <text:p text:style-name="P3"><text:soft-page-break/>Estado Académico:</text:p>
      <text:p text:style-name="P5">- estado_academico_ID</text:p>
      <text:p text:style-name="P5">- alumno_ID (clave foránea a Alumno)</text:p>
      <text:p text:style-name="P5">- materia_ID (clave foránea a Materia)</text:p>
      <text:p text:style-name="P5">- nombre_materia</text:p>
      <text:p text:style-name="P5">- nota_final</text:p>
      <text:p text:style-name="P5">- estado_materia (Regular/No regular o Aprobado)</text:p>
      <text:p text:style-name="P5"/>
      <text:p text:style-name="P3">Planilla Materia:</text:p>
      <text:p text:style-name="P5">- planilla_materia_ID</text:p>
      <text:p text:style-name="P5">- materia_ID (clave foránea a Materia)</text:p>
      <text:p text:style-name="P5">- alumno_ID (clave foránea a Alumno)</text:p>
      <text:p text:style-name="P5">- notas_parciales</text:p>
      <text:p text:style-name="P5">- notas_trabajos_practicos</text:p>
      <text:p text:style-name="P5">- nota_final</text:p>
      <text:p text:style-name="P5">- asistenc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5pt" fo:font-weight="bold" officeooo:rsid="0001d2e5" officeooo:paragraph-rsid="0001d2e5" style:font-size-asian="15pt" style:font-weight-asian="bold" style:font-size-complex="15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6201in" fo:margin-left="0in" fo:margin-right="0in" fo:margin-bottom="0.2in" fo:border="none" fo:padding="0in" fo:background-color="transparent" style:dynamic-spacing="false" draw:fill="none"/>
      </style:header-style>
      <style:footer-style/>
    </style:page-layout>
  </office:automatic-styles>
  <office:master-styles>
    <style:master-page style:name="Standard" style:page-layout-name="Mpm1">
      <style:header>
        <text:p text:style-name="MP1">Universidad de Mendoza<text:line-break/>2024 - TRABAJO PRÁCTICO N°2 - PROYECT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7T12:38:48.260671426</meta:creation-date>
    <dc:date>2024-05-27T13:43:15.754283756</dc:date>
    <meta:editing-duration>PT1H4M27S</meta:editing-duration>
    <meta:editing-cycles>2</meta:editing-cycles>
    <meta:generator>LibreOffice/7.6.5.2$Linux_X86_64 LibreOffice_project/60$Build-2</meta:generator>
    <meta:document-statistic meta:table-count="0" meta:image-count="0" meta:object-count="0" meta:page-count="5" meta:paragraph-count="86" meta:word-count="954" meta:character-count="6262" meta:non-whitespace-character-count="5397"/>
  </office:meta>
</office:document-meta>
</file>